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9EFC5B2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libri" svg:font-family="Colibri"/>
    <style:font-face style:name="OpenSymbol" svg:font-family="OpenSymbol"/>
    <style:font-face style:name="Tahoma5" svg:font-family="Tahoma"/>
    <style:font-face style:name="Tahoma3" svg:font-family="Tahoma" style:font-adornments="Norm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svg:font-family="Arial"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98cm" style:rel-column-width="10017*"/>
    </style:style>
    <style:style style:name="Tableau1.B" style:family="table-column">
      <style:table-column-properties style:column-width="4.147cm" style:rel-column-width="15988*"/>
    </style:style>
    <style:style style:name="Tableau1.C" style:family="table-column">
      <style:table-column-properties style:column-width="1.824cm" style:rel-column-width="7031*"/>
    </style:style>
    <style:style style:name="Tableau1.D" style:family="table-column">
      <style:table-column-properties style:column-width="8.431cm"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data-style-name="N100">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1" fo:font-size="10pt"/>
    </style:style>
    <style:style style:name="P2" style:family="paragraph" style:parent-style-name="Table_20_Contents">
      <style:text-properties style:font-name="Tahoma1" fo:font-size="10pt" fo:font-weight="bold" style:font-weight-asian="bold" style:font-weight-complex="bold"/>
    </style:style>
    <style:style style:name="P3" style:family="paragraph" style:parent-style-name="Spec_20_-_20_Paragraphe_20_standard">
      <style:text-properties style:font-name="Tahoma1" fo:font-size="10pt"/>
    </style:style>
    <style:style style:name="P4" style:family="paragraph" style:parent-style-name="Spec_20_-_20_Paragraphe_20_standard">
      <style:paragraph-properties fo:margin-left="0cm" fo:margin-right="0cm" fo:text-indent="0cm" style:auto-text-indent="false"/>
    </style:style>
    <style:style style:name="P5" style:family="paragraph" style:parent-style-name="Spec_20_-_20_Titre_20_du_20_document">
      <style:paragraph-properties fo:margin-top="0cm" fo:margin-bottom="0.499cm" style:contextual-spacing="false" fo:text-align="center" style:justify-single-word="false" style:border-line-width="0.088cm 0.088cm 0.088cm" fo:padding="0.049cm" fo:border="7.51pt double #808080" style:shadow="none" text:number-lines="false" text:line-number="0"/>
      <style:text-properties fo:color="#993366"/>
    </style:style>
    <style:style style:name="P6" style:family="paragraph" style:parent-style-name="Spec_20_-_20_Sous-titre_20_du_20_document">
      <style:text-properties fo:color="#993366"/>
    </style:style>
    <style:style style:name="P7" style:family="paragraph" style:parent-style-name="Spec_20_-_20_Sous-titre_20_du_20_document">
      <style:paragraph-properties fo:margin-top="0cm" fo:margin-bottom="0cm" style:contextual-spacing="false" fo:text-align="center" style:justify-single-word="false" fo:background-color="#99ccff" style:border-line-width="0.088cm 0.088cm 0.088cm" fo:padding="0.049cm" fo:border="7.51pt double #808080" style:shadow="none" text:number-lines="false" text:line-number="0">
        <style:background-image/>
      </style:paragraph-properties>
      <style:text-properties fo:font-variant="small-caps" fo:color="#993366" style:font-name="Tahoma1" fo:font-size="22pt"/>
    </style:style>
    <style:style style:name="P8" style:family="paragraph" style:parent-style-name="Spec_20_-_20_Paragraphe_20_standard">
      <style:paragraph-properties fo:margin-left="0cm" fo:margin-right="0cm" fo:margin-top="0.199cm" fo:margin-bottom="0cm" style:contextual-spacing="false" fo:text-align="justify" style:justify-single-word="false" fo:text-indent="0.6cm" style:auto-text-indent="false" text:number-lines="false" text:line-number="0"/>
      <style:text-properties style:font-name="Tahoma1" fo:font-size="10pt"/>
    </style:style>
    <style:style style:name="P9" style:family="paragraph" style:parent-style-name="Spec_20_-_20_Paragraphe_20_standard">
      <style:paragraph-properties fo:margin-left="0cm" fo:margin-right="0cm" fo:margin-top="0.199cm" fo:margin-bottom="0cm" style:contextual-spacing="false" fo:text-align="justify" style:justify-single-word="false" fo:text-indent="0.6cm" style:auto-text-indent="false" text:number-lines="false" text:line-number="0"/>
    </style:style>
    <style:style style:name="P10" style:family="paragraph" style:parent-style-name="Spec_20_-_20_Table_20_des_20_matières_20_-_20_Titre">
      <style:paragraph-properties fo:break-before="page"/>
    </style:style>
    <style:style style:name="P11" style:family="paragraph" style:parent-style-name="Spec_20_-_20_Informations_20_2_20_de_20_première_20_page">
      <style:paragraph-properties fo:break-before="page"/>
    </style:style>
    <style:style style:name="P12" style:family="paragraph" style:parent-style-name="Spec_20_-_20_Table_20_des_20_matières_20_1">
      <style:paragraph-properties>
        <style:tab-stops>
          <style:tab-stop style:position="17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6.401cm" style:type="right" style:leader-style="dotted" style:leader-text="."/>
        </style:tab-stops>
      </style:paragraph-properties>
    </style:style>
    <style:style style:name="P14" style:family="paragraph" style:parent-style-name="List_20_Contents" style:list-style-name="L1">
      <style:paragraph-properties fo:background-color="transparent">
        <style:background-image/>
      </style:paragraph-properties>
    </style:style>
    <style:style style:name="P15" style:family="paragraph" style:parent-style-name="Spec_20_-_20_Paragraphe_20_standard">
      <style:paragraph-properties fo:margin-left="0cm" fo:margin-right="0cm" fo:margin-top="0.199cm" fo:margin-bottom="0cm" style:contextual-spacing="false" fo:text-align="justify" style:justify-single-word="false" fo:text-indent="0.6cm" style:auto-text-indent="false" text:number-lines="false" text:line-number="0"/>
    </style:style>
    <style:style style:name="P16" style:family="paragraph" style:parent-style-name="Spec_20_-_20_Titre_20_1">
      <style:paragraph-properties fo:break-before="page"/>
    </style:style>
    <style:style style:name="T1" style:family="text">
      <style:text-properties style:font-name="Tahoma1" fo:font-size="10pt"/>
    </style:style>
    <style:style style:name="T2" style:family="text">
      <style:text-properties fo:font-style="italic" style:font-style-asian="italic" style:font-style-complex="italic"/>
    </style:style>
    <style:style style:name="T3" style:family="text">
      <style:text-properties style:text-position="super 58%" style:font-name="Tahoma3"/>
    </style:style>
    <style:style style:name="T4" style:family="text">
      <style:text-properties style:text-position="super 58%" style:font-name="Tahoma3" fo:font-size="10pt"/>
    </style:style>
    <style:style style:name="T5" style:family="text">
      <style:text-properties fo:language="en" fo:country="US"/>
    </style:style>
    <style:style style:name="T6" style:family="text">
      <style:text-properties officeooo:rsid="0012b5e7"/>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text:title>TéléInfo EDF</text:title></text:p>
      <text:p text:style-name="P7"><text:subject>Documentation de l'interface Datalogger TéléInfo</text:subject></text:p>
      <text:p text:style-name="Spec_20_-_20_Sous-titre_20_du_20_document"/>
      <text:p text:style-name="P4"/>
      <text:p text:style-name="P4"/>
      <text:p text:style-name="P4"/>
      <text:p text:style-name="P4"/>
      <text:p text:style-name="P4"/>
      <text:p text:style-name="P4"/>
      <text:p text:style-name="Spec_20_-_20_Paragraphe_20_standard"/>
      <text:p text:style-name="Spec_20_-_20_Informations_20_1_20_de_20_première_20_page">Version</text:p>
      <text:p text:style-name="Spec_20_-_20_Informations_20_2_20_de_20_première_20_page">1.<text:editing-cycles>10</text:editing-cycles></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1_20_de_20_première_20_page">Auteur</text:p>
      <text:p text:style-name="Spec_20_-_20_Informations_20_2_20_de_20_première_20_page"><text:initial-creator>Jean-Roger BLOUIN</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P3"/>
      <text:p text:style-name="P3"/>
      <text:p text:style-name="P3"/>
      <text:p text:style-name="Spec_20_-_20_Paragraphe_20_standard">Date de dernière mise à jour : <text:span text:style-name="T1"><text:date style:data-style-name="N79" text:date-value="2012-02-12T11:28:54" text:fixed="true">dimanche 12 février 2012</text:date></text:span></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0">Table des matières</text:p>
          </text:index-title>
          <text:p text:style-name="P12">1 - <text:s/>Présentation Générale.<text:tab/><text:a xlink:type="simple" xlink:href="#__RefHeading__2400_1867882665" text:style-name="Internet_20_link" text:visited-style-name="Internet_20_link">5</text:a></text:p>
          <text:p text:style-name="P13">1.1 - Le Contexte<text:tab/><text:a xlink:type="simple" xlink:href="#__RefHeading__2402_1867882665" text:style-name="Internet_20_link" text:visited-style-name="Internet_20_link">5</text:a></text:p>
          <text:p text:style-name="P13">1.2 - Objectifs.<text:tab/><text:a xlink:type="simple" xlink:href="#__RefHeading__2524_1867882665" text:style-name="Internet_20_link" text:visited-style-name="Internet_20_link">5</text:a></text:p>
          <text:p text:style-name="P13">1.3 - Contraintes.<text:tab/><text:a xlink:type="simple" xlink:href="#__RefHeading__493_1226442588" text:style-name="Internet_20_link" text:visited-style-name="Internet_20_link">5</text:a></text:p>
          <text:p text:style-name="P13">1.4 - La Solution.<text:tab/><text:a xlink:type="simple" xlink:href="#__RefHeading__495_1226442588" text:style-name="Internet_20_link" text:visited-style-name="Internet_20_link">5</text:a></text:p>
          <text:p text:style-name="P12">2 - La Réalisation.<text:tab/><text:a xlink:type="simple" xlink:href="#__RefHeading__411_1906854558" text:style-name="Internet_20_link" text:visited-style-name="Internet_20_link">9</text:a></text:p>
          <text:p text:style-name="P13">2.1 - Hardware.<text:tab/><text:a xlink:type="simple" xlink:href="#__RefHeading__497_1226442588" text:style-name="Internet_20_link" text:visited-style-name="Internet_20_link">9</text:a></text:p>
          <text:p text:style-name="P13">2.2 - Software.<text:tab/><text:a xlink:type="simple" xlink:href="#__RefHeading__499_1226442588" text:style-name="Internet_20_link" text:visited-style-name="Internet_20_link">9</text:a></text:p>
          <text:p text:style-name="P12">3 - ANNEXES.<text:tab/><text:a xlink:type="simple" xlink:href="#__RefHeading__501_1226442588" text:style-name="Internet_20_link" text:visited-style-name="Internet_20_link">11</text:a></text:p>
          <text:p text:style-name="P12">4 - Références.<text:tab/><text:a xlink:type="simple" xlink:href="#__RefHeading__503_1226442588" text:style-name="Internet_20_link" text:visited-style-name="Internet_20_link">13</text:a></text:p>
        </text:index-body>
      </text:table-of-content>
      <text:p text:style-name="Standard"/>
      <text:p text:style-name="P11"><text:bookmark-start text:name="__RefHeading__2398_1867882665"/>Historique du document<text:bookmark-end text:name="__RefHeading__2398_1867882665"/></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Date</text:p>
          </table:table-cell>
          <table:table-cell table:style-name="Tableau1.A1" office:value-type="string">
            <text:p text:style-name="P2">Auteur</text:p>
          </table:table-cell>
          <table:table-cell table:style-name="Tableau1.A1" office:value-type="string">
            <text:p text:style-name="P2">Version</text:p>
          </table:table-cell>
          <table:table-cell table:style-name="Tableau1.D1" office:value-type="string">
            <text:p text:style-name="P2">Sujet de la modification</text:p>
          </table:table-cell>
        </table:table-row>
        <table:table-row>
          <table:table-cell table:style-name="Tableau1.A2" office:value-type="string">
            <text:p text:style-name="P1"><text:creation-date style:data-style-name="N36" text:fixed="true">12/02/2012</text:creation-date></text:p>
          </table:table-cell>
          <table:table-cell table:style-name="Tableau1.A2" office:value-type="string">
            <text:p text:style-name="P1"><text:initial-creator>Jean-Roger BLOUIN</text:initial-creator></text:p>
          </table:table-cell>
          <table:table-cell table:style-name="Tableau1.C2" office:value-type="float" office:value="36526">
            <text:p text:style-name="P1">1.<text:editing-cycles>10</text:editing-cycles></text:p>
          </table:table-cell>
          <table:table-cell table:style-name="Tableau1.D16" office:value-type="string">
            <text:p text:style-name="P1">Création</text:p>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A2" office:value-type="string">
            <text:p text:style-name="P1"/>
          </table:table-cell>
          <table:table-cell table:style-name="Tableau1.C2">
            <text:p text:style-name="P1"/>
          </table:table-cell>
          <table:table-cell table:style-name="Tableau1.D16" office:value-type="string">
            <text:p text:style-name="P1"/>
          </table:table-cell>
        </table:table-row>
      </table:table>
      <text:p text:style-name="Spec_20_-_20_Paragraphe_20_standard"/>
      <text:h text:style-name="P16" text:outline-level="1"><text:bookmark-start text:name="__RefHeading__2400_1867882665"/><text:s/>Présentation Générale.<text:bookmark-end text:name="__RefHeading__2400_1867882665"/></text:h>
      <text:h text:style-name="Spec_20_-_20_Titre_20_2" text:outline-level="2"><text:bookmark-start text:name="__RefHeading__2402_1867882665"/>Le Contexte<text:bookmark-end text:name="__RefHeading__2402_1867882665"/></text:h>
      <text:p text:style-name="Spec_20_-_20_Paragraphe_20_standard">Suite à la mise en place de panneaux solaires photovoltaïques pour revente totale de la production d'électricité, deux compteurs électriques supplémentaires ont été posés par ERDF :</text:p>
      <text:list xml:id="list884000272114803676" text:style-name="List_20_1">
        <text:list-item>
          <text:p text:style-name="List_20_Contents">un compteur dit « d'injection » comptabilise la production</text:p>
        </text:list-item>
        <text:list-item>
          <text:p text:style-name="List_20_Contents">un compteur de « non consommation » contrôle la revente totale de la production.</text:p>
        </text:list-item>
      </text:list>
      <text:p text:style-name="Spec_20_-_20_Paragraphe_20_standard">La consommation quotidienne est mesurée par le compteur d'abonné. Le suivi de la production et de la consommation impose un relevé périodique des compteurs et nécessite pour ce faire l'ouverture des coffrets situés en limite de propriété, extérieur pour le compteur de consommation, intérieur pour les deux autre<text:span text:style-name="T6">s</text:span>.</text:p>
      <text:h text:style-name="Spec_20_-_20_Titre_20_2" text:outline-level="2"><text:bookmark-start text:name="__RefHeading__2524_1867882665"/>Objectifs.<text:bookmark-end text:name="__RefHeading__2524_1867882665"/></text:h>
      <text:p text:style-name="Spec_20_-_20_Paragraphe_20_standard"><text:span text:style-name="T6">Afin d'enregistrer les données émises par</text:span> les 3 compteurs EDF, <text:span text:style-name="T6">il est nécessaire de mettre en place un système qui permette le relevé de ces informations sans obligation d'accès aux coffrets extérieurs. Ce système devra idéalement enregistrer en permanence les données recueillies et permettre leur consultation en direct.</text:span></text:p>
      <text:h text:style-name="Spec_20_-_20_Titre_20_2" text:outline-level="2"><text:bookmark-start text:name="__RefHeading__493_1226442588"/>Contraintes.<text:bookmark-end text:name="__RefHeading__493_1226442588"/></text:h>
      <text:p text:style-name="Spec_20_-_20_Paragraphe_20_standard">Le système de recueil de l'information sur les compteurs doit être indépendant et isolé du réseau EDF.</text:p>
      <text:p text:style-name="P8">Les compteur seront surveillés l'un après l'autre de façon cyclique selon une périodicité ajustable. La surveillance simultanée fera l'objet d'une étude ultérieure.</text:p>
      <text:p text:style-name="P8">Le système mis en place doit répondre aux spécifications et contraintes suivantes :</text:p>
      <text:list xml:id="list2044924996" text:continue-numbering="true" text:style-name="List_20_1">
        <text:list-item>
          <text:p text:style-name="List_20_Contents">Ne pas mobiliser un PC en permanence (économie d'énergie).</text:p>
        </text:list-item>
        <text:list-item>
          <text:p text:style-name="List_20_Contents">Être autonome.</text:p>
        </text:list-item>
        <text:list-item>
          <text:p text:style-name="List_20_Contents">Être interrogé à distance.</text:p>
        </text:list-item>
        <text:list-item>
          <text:p text:style-name="List_20_Contents">Être configuré localement.</text:p>
        </text:list-item>
        <text:list-item>
          <text:p text:style-name="List_20_Contents">Être de taille réduite.</text:p>
        </text:list-item>
        <text:list-item>
          <text:p text:style-name="List_20_Contents">Faire largement appel aux ressources existantes.</text:p>
        </text:list-item>
      </text:list>
      <text:h text:style-name="Spec_20_-_20_Titre_20_2" text:outline-level="2"><text:bookmark-start text:name="__RefHeading__495_1226442588"/>La Solution.<text:bookmark-end text:name="__RefHeading__495_1226442588"/></text:h>
      <text:p text:style-name="Spec_20_-_20_Paragraphe_20_standard">Un système d'enregistrement périodique des données (<text:span text:style-name="T2">datalogger</text:span>) a été retenu. Ce système offre les options suivantes :</text:p>
      <text:list xml:id="list3780481938466496747" text:style-name="L1">
        <text:list-item>
          <text:p text:style-name="P14">l'enregistrement sur PC,</text:p>
        </text:list-item>
        <text:list-item>
          <text:p text:style-name="P14">l'enregistrement de manière autonome sur carte SD,</text:p>
        </text:list-item>
        <text:list-item>
          <text:p text:style-name="P14">l'envoi des donnée sur réseau Ethernet.</text:p>
        </text:list-item>
      </text:list>
      <text:p text:style-name="P9"><text:span text:style-name="T1">Ce système est basé sur une carte ARDUINO</text:span><text:span text:style-name="T4">®</text:span><text:span text:style-name="T1"> associée à une ou plusieurs mezzanines selon les besoins.</text:span></text:p>
      <text:h text:style-name="Spec_20_-_20_Titre_20_1" text:outline-level="1"><text:bookmark-start text:name="__RefHeading__411_1906854558"/>La Réalisation.<text:bookmark-end text:name="__RefHeading__411_1906854558"/></text:h>
      <text:h text:style-name="Spec_20_-_20_Titre_20_2" text:outline-level="2"><text:bookmark-start text:name="__RefHeading__497_1226442588"/>Hardware.<text:bookmark-end text:name="__RefHeading__497_1226442588"/></text:h>
      <text:p text:style-name="P9"/>
      <text:h text:style-name="Spec_20_-_20_Titre_20_2" text:outline-level="2"><text:bookmark-start text:name="__RefHeading__499_1226442588"/>Software.<text:bookmark-end text:name="__RefHeading__499_1226442588"/></text:h>
      <text:p text:style-name="Spec_20_-_20_Paragraphe_20_standard"/>
      <text:h text:style-name="P16" text:outline-level="1"><text:bookmark-start text:name="__RefHeading__501_1226442588"/>Annexes.<text:bookmark-end text:name="__RefHeading__501_1226442588"/></text:h>
      <text:p text:style-name="Spec_20_-_20_Paragraphe_20_standard"/>
      <text:h text:style-name="Spec_20_-_20_Titre_20_1" text:outline-level="1"><text:bookmark-start text:name="__RefHeading__503_1226442588"/>Références.<text:bookmark-end text:name="__RefHeading__503_1226442588"/></text:h>
      <text:p text:style-name="Spec_20_-_20_Paragraphe_20_standard">Parmi les nombreuses études similaires accessibles sur Internet, les liens suivant renvoient à celles qui ont plus spécifiquement inspirés cette réalisation.</text:p>
      <text:p text:style-name="Spec_20_-_20_Paragraphe_20_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libri" svg:font-family="Colibri"/>
    <style:font-face style:name="OpenSymbol" svg:font-family="OpenSymbol"/>
    <style:font-face style:name="Tahoma5" svg:font-family="Tahoma"/>
    <style:font-face style:name="Tahoma3" svg:font-family="Tahoma" style:font-adornments="Norm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svg:font-family="Arial"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style:contextual-spacing="false"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Right_20_Page">
      <style:paragraph-properties fo:margin-left="0cm" fo:margin-right="0cm" fo:margin-top="0.3cm" fo:margin-bottom="0.6cm" style:contextual-spacing="false" fo:text-indent="0cm" style:auto-text-indent="false" style:page-number="auto" fo:background-color="transparent" style:border-line-width="0.002cm 0.035cm 0.002cm" fo:padding="0.049cm" fo:border="1.11pt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499cm" fo:margin-right="0cm" fo:margin-top="0.7cm" fo:margin-bottom="0.499cm" style:contextual-spacing="false" fo:keep-together="always" fo:text-indent="0cm" style:auto-text-indent="false" style:page-number="auto" style:border-line-width-right="0.002cm 0.035cm 0.002cm" style:border-line-width-bottom="0.002cm 0.035cm 0.002cm" fo:padding="0.049cm" fo:border-left="none" fo:border-right="1.11pt double #000000" fo:border-top="none" fo:border-bottom="1.11pt double #000000" style:shadow="#c0c0c0 0.161cm 0.161cm" fo:keep-with-next="always"/>
      <style:text-properties fo:font-weight="normal"/>
    </style:style>
    <style:style style:name="Spec_20_-_20_Titre_20_3" style:display-name="Spec - Titre 3" style:family="paragraph" style:parent-style-name="Spec_20_-_20_Titre_20_2" style:auto-update="true" style:default-outline-level="3">
      <style:paragraph-properties fo:margin-left="1cm" fo:margin-right="0cm" fo:margin-top="0cm" fo:margin-bottom="0cm" style:contextual-spacing="false" fo:text-indent="0cm" style:auto-text-indent="false" fo:background-color="transparent" fo:padding="0.049cm" fo:border-left="none" fo:border-right="0.99pt solid #000080" fo:border-top="none" fo:border-bottom="0.99pt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1.499cm" fo:margin-right="0cm" fo:margin-top="0cm" fo:margin-bottom="0cm" style:contextual-spacing="false"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margin-top="0cm" fo:margin-bottom="0cm" style:contextual-spacing="false"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margin-top="0cm" fo:margin-bottom="0cm" style:contextual-spacing="false"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margin-top="0cm" fo:margin-bottom="0cm" style:contextual-spacing="false" fo:text-indent="0cm" style:auto-text-indent="false" fo:background-color="transparent" fo:padding="0.049cm" fo:border-left="none" fo:border-right="none" fo:border-top="none" fo:border-bottom="0.99pt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Index">
      <style:paragraph-properties style:page-number="auto" fo:break-before="auto" fo:break-after="auto" fo:background-color="transparent" fo:padding="0cm" fo:border-left="none" fo:border-right="none" fo:border-top="none" fo:border-bottom="2.49pt solid #000000" style:shadow="none" text:number-lines="false" text:line-number="0">
        <style:background-image/>
      </style:paragraph-properties>
      <style:text-properties style:font-name="Tahoma" fo:font-size="16pt" fo:font-weight="bold"/>
    </style:style>
    <style:style style:name="Spec_20_-_20_Table_20_des_20_matières_20_1" style:display-name="Spec - Table des matières 1" style:family="paragraph" style:auto-update="true" style:master-page-name="">
      <style:paragraph-properties fo:margin-top="0.3cm" fo:margin-bottom="0cm" style:contextual-spacing="false"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style:contextual-spacing="false"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style:contextual-spacing="false"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style:contextual-spacing="false"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margin-top="0cm" fo:margin-bottom="0cm" style:contextual-spacing="false"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list-style-name="">
      <style:paragraph-properties fo:margin-left="0cm" fo:margin-right="0cm" fo:margin-top="0.199cm" fo:margin-bottom="0cm" style:contextual-spacing="false"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style:contextual-spacing="false" fo:text-align="center" style:justify-single-word="false" fo:background-color="#99ccff" style:border-line-width="0.088cm 0.088cm 0.088cm" fo:padding="0.049cm" fo:border="7.51pt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style:contextual-spacing="false" text:number-lines="false" text:line-number="0"/>
      <style:text-properties fo:font-variant="small-caps" fo:color="#993366"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6pt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Contents" style:display-name="List Contents" style:family="paragraph" style:parent-style-name="Spec_20_-_20_Paragraphe_20_standard" style:list-style-name="List_20_1" style:class="html" style:master-page-name="">
      <style:paragraph-properties fo:margin-left="1cm" fo:margin-right="0cm" fo:margin-top="0cm" fo:margin-bottom="0cm" style:contextual-spacing="false" fo:text-indent="0cm" style:auto-text-indent="false" style:page-number="auto"/>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3.54pt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page-layout style:name="Mpm1" style:page-usage="mirrored">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Spec_20_-_20_En-tête"><text:title>TéléInfo EDF</text:title> - <text:subject>Documentation de l'interface Datalogger TéléInfo</text:subject></text:p>
      </style:header>
      <style:footer>
        <text:p text:style-name="Spec_20_-_20_Note_20_de_20_bas_20_de_20_page">Page <text:page-number text:select-page="current">1</text:page-number> sur <text:page-count>11</text:page-count></text:p>
      </style:footer>
    </style:master-page>
    <style:master-page style:name="Right_20_Page" style:display-name="Right Page" style:page-layout-name="Mpm2"/>
    <style:master-page style:name="Left_20_Page" style:display-name="Left Page" style:page-layout-name="Mpm3" style:next-style-name="Right_20_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2T11:28:54</meta:creation-date>
    <meta:editing-duration>PT11H31M23S</meta:editing-duration>
    <meta:editing-cycles>10</meta:editing-cycles>
    <meta:generator>LibreOffice/4.0.4.2$MacOSX_x86 LibreOffice_project/9e9821abd0ffdbc09cd8c52eaa574fa09eb08f2</meta:generator>
    <dc:subject>Documentation de l'interface Datalogger TéléInfo</dc:subject>
    <dc:title>TéléInfo EDF</dc:title>
    <meta:keyword>documentation</meta:keyword>
    <meta:keyword>spécification</meta:keyword>
    <meta:keyword>guide</meta:keyword>
    <meta:keyword>rédaction</meta:keyword>
    <meta:initial-creator>Jean-Roger BLOUIN</meta:initial-creator>
    <dc:date>2013-07-29T14:07:16</dc:date>
    <dc:creator>Jean-Roger BLOUIN</dc:creator>
    <meta:document-statistic meta:table-count="1" meta:image-count="0" meta:object-count="0" meta:page-count="11" meta:paragraph-count="59" meta:word-count="439" meta:character-count="2710" meta:non-whitespace-character-count="2339"/>
    <meta:user-defined meta:name="License">&lt;a href="http://templates.services.openoffice.org/bsd-license"&gt;BSD&lt;/a&gt; </meta:user-defined>
    <meta:template xlink:type="simple" xlink:actuate="onRequest" xlink:title="Documentation" xlink:href="../../../Library/Application%20Support/OpenOffice.org/3/user/template/Documentation.ott" meta:date="2012-02-12T11:28:54"/>
  </office:meta>
</office:document-meta>
</file>